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D4000003D42EE64C8F.png"/>
  <manifest:file-entry manifest:media-type="image/jpeg" manifest:full-path="Pictures/1000000000000150000001A991580D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333333" fo:font-size="9pt" fo:language="th" fo:country="TH" fo:font-weight="bold" style:font-name-asian="Arial Unicode MS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333333" fo:font-size="9pt" fo:language="th" fo:country="TH" fo:font-weight="bold" style:font-name-asian="Arial Unicode MS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333333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2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fo:border-bottom="0.002cm solid #000000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fo:border-bottom="0.002cm solid #000000" fo:border-left="0.002cm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>
            <text:p>แบบสำรวจ ด่านชั่งน้ำหนัก รถบรรทุก การทางพิเศษ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"/>
          <table:table-cell table:number-columns-repeated="5"/>
        </table:table-row>
        <table:table-row table:style-name="ro2">
          <table:table-cell table:style-name="ce1" office:value-type="string">
            <text:p><text:s text:c="5"/>วันที่ <text:span text:style-name="T1">19 </text:span><text:span text:style-name="T1">ตุลาคม </text:span><text:span text:style-name="T1">2565</text:span>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>
            <text:p><text:s text:c="5"/>สถานที่ <text:span text:style-name="T1">ด่านฯ พระโขนง</text:span>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6"/>
          <table:table-cell table:style-name="ce25"/>
          <table:table-cell table:style-name="ce31"/>
          <table:table-cell table:style-name="ce18" office:value-type="string">
            <text:p>สถานะ</text:p>
          </table:table-cell>
          <table:table-cell table:style-name="ce32"/>
          <table:table-cell table:style-name="ce6"/>
          <table:table-cell table:style-name="ce25"/>
        </table:table-row>
        <table:table-row table:style-name="ro1">
          <table:table-cell table:style-name="ce3" office:value-type="string">
            <text:p>ลำดับ</text:p>
          </table:table-cell>
          <table:table-cell table:style-name="ce7" office:value-type="string">
            <text:p>รายการ</text:p>
          </table:table-cell>
          <table:table-cell table:style-name="ce26"/>
          <table:table-cell table:style-name="ce33" office:value-type="string">
            <text:p>จำนวน</text:p>
          </table:table-cell>
          <table:table-cell table:style-name="ce38" office:value-type="string">
            <text:p>ใช้งานได้</text:p>
          </table:table-cell>
          <table:table-cell table:style-name="ce4" office:value-type="string">
            <text:p>ใช้งานไม่ได้</text:p>
          </table:table-cell>
          <table:table-cell table:style-name="ce7" office:value-type="string">
            <text:p>หมายเหตุ</text:p>
          </table:table-cell>
          <table:table-cell table:style-name="ce2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<text:s text:c="9"/>แท่นชั่งน้ำหนัก</text:p>
          </table:table-cell>
          <table:table-cell table:style-name="ce27"/>
          <table:table-cell table:style-name="ce34" office:value-type="float" office:value="1">
            <text:p>1</text:p>
          </table:table-cell>
          <table:table-cell table:style-name="ce16">
            <draw:frame table:end-cell-address="Sheet1.E10" table:end-x="1.407cm" table:end-y="0.376cm" draw:z-index="0" draw:name="Graphics 1" draw:style-name="gr1" draw:text-style-name="P1" svg:width="0.641cm" svg:height="0.374cm" svg:x="0.766cm" svg:y="0.002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0"/>
          <table:table-cell table:style-name="ce16"/>
          <table:table-cell table:style-name="ce46" office:value-type="string">
            <text:p>ต้องปรับปรุง ในสภาพโลหะ ที่ผุกร่อน</text:p>
          </table:table-cell>
        </table:table-row>
        <table:table-row table:style-name="ro1">
          <table:table-cell table:style-name="ce5"/>
          <table:table-cell table:style-name="ce9"/>
          <table:table-cell table:style-name="ce28"/>
          <table:table-cell table:style-name="ce5"/>
          <table:table-cell table:style-name="ce31"/>
          <table:table-cell table:style-name="ce2"/>
          <table:table-cell table:style-name="ce41" office:value-type="string">
            <text:p>ไม่สามารถประเมินได้ ไม่มีไฟฟ้า</text:p>
          </table:table-cell>
          <table:table-cell table:style-name="ce2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โหลดเซล</text:p>
          </table:table-cell>
          <table:table-cell table:style-name="ce29"/>
          <table:table-cell table:style-name="ce3" office:value-type="float" office:value="4">
            <text:p>4</text:p>
          </table:table-cell>
          <table:table-cell table:style-name="ce29"/>
          <table:table-cell table:style-name="ce39"/>
          <table:table-cell table:style-name="ce42" office:value-type="string">
            <text:p>เครื่องชั่ง ไม่เปิดใช้งาน</text:p>
          </table:table-cell>
          <table:table-cell table:style-name="ce26"/>
        </table:table-row>
        <table:table-row table:style-name="ro1">
          <table:table-cell table:style-name="ce5"/>
          <table:table-cell table:style-name="ce9"/>
          <table:table-cell table:style-name="ce28"/>
          <table:table-cell table:style-name="ce5"/>
          <table:table-cell table:style-name="ce31"/>
          <table:table-cell table:style-name="ce2"/>
          <table:table-cell table:style-name="ce41" office:value-type="string">
            <text:p>ไม่สามารถประเมินได้ ไม่มีไฟฟ้า</text:p>
          </table:table-cell>
          <table:table-cell table:style-name="ce2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กล่องรวมสัญญาณ (J-Boxes)</text:p>
          </table:table-cell>
          <table:table-cell table:style-name="ce30"/>
          <table:table-cell table:style-name="ce3" office:value-type="float" office:value="2">
            <text:p>2</text:p>
          </table:table-cell>
          <table:table-cell table:style-name="ce29"/>
          <table:table-cell table:style-name="ce39"/>
          <table:table-cell table:style-name="ce42" office:value-type="string">
            <text:p>เครื่องชั่ง ไม่เปิดใช้งาน</text:p>
          </table:table-cell>
          <table:table-cell table:style-name="ce26"/>
        </table:table-row>
        <table:table-row table:style-name="ro1">
          <table:table-cell table:style-name="ce5"/>
          <table:table-cell table:style-name="ce12"/>
          <table:table-cell table:style-name="ce25"/>
          <table:table-cell table:style-name="ce35"/>
          <table:table-cell table:style-name="ce2"/>
          <table:table-cell table:style-name="ce30"/>
          <table:table-cell table:style-name="ce43" office:value-type="string">
            <text:p>ไม่สามารถประเมินได้ ไม่มีไฟฟ้า</text:p>
          </table:table-cell>
          <table:table-cell table:style-name="ce2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<text:s/>เครื่องแสดงค่าน้ำหนัก (หัวอ่าน)</text:p>
          </table:table-cell>
          <table:table-cell table:style-name="ce26"/>
          <table:table-cell table:style-name="ce35" office:value-type="float" office:value="1">
            <text:p>1</text:p>
          </table:table-cell>
          <table:table-cell table:style-name="ce39"/>
          <table:table-cell table:style-name="ce30"/>
          <table:table-cell table:style-name="ce44" office:value-type="string">
            <text:p>เครื่องชั่ง ไม่เปิดใช้งาน</text:p>
          </table:table-cell>
          <table:table-cell table:style-name="ce26"/>
        </table:table-row>
        <table:table-row table:style-name="ro1">
          <table:table-cell table:style-name="ce5"/>
          <table:table-cell table:style-name="ce14"/>
          <table:table-cell table:style-name="ce31"/>
          <table:table-cell table:style-name="ce5"/>
          <table:table-cell table:style-name="ce31"/>
          <table:table-cell table:style-name="ce2"/>
          <table:table-cell table:style-name="ce41"/>
          <table:table-cell table:style-name="ce2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5" office:value-type="string">
            <text:p><text:s/>จอแสดงผลภายนอก (Remote Display)</text:p>
          </table:table-cell>
          <table:table-cell table:style-name="ce29"/>
          <table:table-cell table:style-name="ce3" office:value-type="float" office:value="1">
            <text:p>1</text:p>
          </table:table-cell>
          <table:table-cell table:style-name="ce29"/>
          <table:table-cell table:style-name="ce39">
            <draw:frame table:end-cell-address="Sheet1.F18" table:end-x="1.182cm" table:end-y="0.35cm" draw:z-index="5" draw:name="Graphics 2" draw:style-name="gr1" draw:text-style-name="P1" svg:width="0.363cm" svg:height="0.347cm" svg:x="0.819cm" svg:y="0.00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0" office:value-type="string">
            <text:p>สภาพเก่า</text:p>
          </table:table-cell>
          <table:table-cell table:style-name="ce2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6" office:value-type="string">
            <text:p><text:s/>ปั๊มน้ำแบบดูดตะกอน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>
            <draw:frame table:end-cell-address="Sheet1.F19" table:end-x="1.185cm" table:end-y="0.36cm" draw:z-index="1" draw:name="Graphics 2" draw:style-name="gr1" draw:text-style-name="P1" svg:width="0.363cm" svg:height="0.347cm" svg:x="0.822cm" svg:y="0.01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7" office:value-type="string">
            <text:p>ตู้ควบคุมปั๊มน้ำ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/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6" office:value-type="string">
            <text:p><text:s/>สัญญาณไฟจราจร เขียว แดง</text:p>
          </table:table-cell>
          <table:table-cell table:style-name="ce32"/>
          <table:table-cell table:style-name="ce34" office:value-type="float" office:value="2">
            <text:p>2</text:p>
          </table:table-cell>
          <table:table-cell table:style-name="ce16"/>
          <table:table-cell table:style-name="ce40">
            <draw:frame table:end-cell-address="Sheet1.F21" table:end-x="1.185cm" table:end-y="0.359cm" draw:z-index="2" draw:name="Graphics 2" draw:style-name="gr1" draw:text-style-name="P1" svg:width="0.363cm" svg:height="0.347cm" svg:x="0.822cm" svg:y="0.012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45" office:value-type="string">
            <text:p>เก่า <text:s/>ชำรุด ไม่สามารถทำงานได้</text:p>
          </table:table-cell>
          <table:table-cell table:style-name="ce3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6" office:value-type="string">
            <text:p>ตู้ควบคุม สัญญาณไฟจราจร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/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8" office:value-type="string">
            <text:p>คอมพิวเตอร์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/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19" office:value-type="string">
            <text:p>Printer</text:p>
          </table:table-cell>
          <table:table-cell table:style-name="ce32"/>
          <table:table-cell table:style-name="ce34" office:value-type="float" office:value="1">
            <text:p>1</text:p>
          </table:table-cell>
          <table:table-cell table:style-name="ce16"/>
          <table:table-cell table:style-name="ce40">
            <draw:frame table:end-cell-address="Sheet1.F24" table:end-x="1.182cm" table:end-y="0.443cm" draw:z-index="6" draw:name="Graphics 2" draw:style-name="gr1" draw:text-style-name="P1" svg:width="0.363cm" svg:height="0.347cm" svg:x="0.819cm" svg:y="0.096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45" office:value-type="string">
            <text:p>เก่า <text:s/>ชำรุด ไม่สามารถทำงานได้</text:p>
          </table:table-cell>
          <table:table-cell table:style-name="ce3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20" office:value-type="string">
            <text:p>กล้องโทรทัศน์วงจรปิด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/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21" office:value-type="string">
            <text:p>เครื่องบันทึกภาพโทรทัศน์วงจรปิด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/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6" office:value-type="string">
            <text:p>ฐานรองรับโหลดเซล</text:p>
          </table:table-cell>
          <table:table-cell table:style-name="ce32"/>
          <table:table-cell table:style-name="ce34" office:value-type="float" office:value="4">
            <text:p>4</text:p>
          </table:table-cell>
          <table:table-cell table:style-name="ce16">
            <draw:frame table:end-cell-address="Sheet1.E27" table:end-x="1.406cm" table:end-y="0.419cm" draw:z-index="7" draw:name="Graphics 1" draw:style-name="gr1" draw:text-style-name="P1" svg:width="0.641cm" svg:height="0.374cm" svg:x="0.765cm" svg:y="0.045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0"/>
          <table:table-cell table:style-name="ce16"/>
          <table:table-cell table:style-name="ce46" office:value-type="string">
            <text:p>ต้องปรับปรุง ในสภาพโลหะ ที่ผุกร่อน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6" office:value-type="string">
            <text:p>เหล็กฉากขอบบ่อแท่นชั่ง</text:p>
          </table:table-cell>
          <table:table-cell table:style-name="ce32"/>
          <table:table-cell table:style-name="ce37"/>
          <table:table-cell table:style-name="ce16">
            <draw:frame table:end-cell-address="Sheet1.E28" table:end-x="1.406cm" table:end-y="0.419cm" draw:z-index="8" draw:name="Graphics 1" draw:style-name="gr1" draw:text-style-name="P1" svg:width="0.641cm" svg:height="0.374cm" svg:x="0.765cm" svg:y="0.045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0"/>
          <table:table-cell table:style-name="ce16"/>
          <table:table-cell table:style-name="ce3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8" office:value-type="string">
            <text:p>Stopper</text:p>
          </table:table-cell>
          <table:table-cell table:style-name="ce32"/>
          <table:table-cell table:style-name="ce34" office:value-type="float" office:value="4">
            <text:p>4</text:p>
          </table:table-cell>
          <table:table-cell table:style-name="ce16"/>
          <table:table-cell table:style-name="ce40">
            <draw:frame table:end-cell-address="Sheet1.F29" table:end-x="1.185cm" table:end-y="0.359cm" draw:z-index="3" draw:name="Graphics 2" draw:style-name="gr1" draw:text-style-name="P1" svg:width="0.363cm" svg:height="0.347cm" svg:x="0.822cm" svg:y="0.012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21" office:value-type="string">
            <text:p>ไม่สามารถปรับตั้ง ระยะ ช่องว่าง ได้</text:p>
          </table:table-cell>
          <table:table-cell table:style-name="ce3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6" office:value-type="string">
            <text:p>ระบบกราวนด์แท่นชั่งน้ำหนัก</text:p>
          </table:table-cell>
          <table:table-cell table:style-name="ce32"/>
          <table:table-cell table:style-name="ce36" office:value-type="string">
            <text:p>-</text:p>
          </table:table-cell>
          <table:table-cell table:style-name="ce16"/>
          <table:table-cell table:style-name="ce40">
            <draw:frame table:end-cell-address="Sheet1.F30" table:end-x="1.185cm" table:end-y="0.359cm" draw:z-index="4" draw:name="Graphics 2" draw:style-name="gr1" draw:text-style-name="P1" svg:width="0.363cm" svg:height="0.347cm" svg:x="0.822cm" svg:y="0.012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8" office:value-type="string">
            <text:p>ไม่มี</text:p>
          </table:table-cell>
          <table:table-cell table:style-name="ce3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2" office:value-type="string">
            <text:p>เสนอแน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ลงชื่อ ปกรลัมภณ์, สมพงษ์, สมศักดิ์</text:p>
          </table:table-cell>
          <table:table-cell table:number-columns-repeated="3"/>
          <table:table-cell office:value-type="string">
            <text:p>ลงชื่อ …............................................</text:p>
          </table:table-cell>
          <table:table-cell table:number-columns-repeated="2"/>
        </table:table-row>
        <table:table-row table:style-name="ro2">
          <table:table-cell/>
          <table:table-cell table:style-name="ce23"/>
          <table:table-cell table:style-name="ce23" office:value-type="string">
            <text:p>(ช่างผู้เข้าดำเนินงาน)</text:p>
          </table:table-cell>
          <table:table-cell table:style-name="ce23"/>
          <table:table-cell/>
          <table:table-cell table:style-name="ce23"/>
          <table:table-cell table:style-name="ce23" office:value-type="string">
            <text:p>(เจ้าหน้าที่การทางพิเศษ)</text:p>
          </table:table-cell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9/10/2022</text:date>, <text:time>23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2-10-19T18:27:58.65</meta:creation-date>
    <dc:date>2022-10-19T23:50:04.88</dc:date>
    <dc:creator>Sompong Jongmeesuk</dc:creator>
    <meta:editing-duration>PT2H1M16S</meta:editing-duration>
    <meta:editing-cycles>32</meta:editing-cycles>
    <meta:generator>OpenOffice/4.1.13$Win32 OpenOffice.org_project/4113m1$Build-9810</meta:generator>
    <meta:document-statistic meta:table-count="1" meta:cell-count="87" meta:object-count="9"/>
  </office:meta>
</office:document-meta>
</file>